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2.225cm"/>
    </style:style>
    <style:style style:name="gr4" style:family="graphic" style:parent-style-name="standard">
      <style:graphic-properties draw:fill="none" draw:opacity="100%" draw:textarea-horizontal-align="justify" draw:textarea-vertical-align="middle" draw:auto-grow-height="false" fo:min-height="2.544cm" fo:min-width="14.864cm"/>
    </style:style>
    <style:style style:name="gr5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7" style:family="graphic" style:parent-style-name="standard">
      <style:graphic-properties draw:fill="none" draw:opacity="100%" draw:textarea-horizontal-align="justify" draw:textarea-vertical-align="middle" draw:auto-grow-height="false" fo:min-height="0.639cm" fo:min-width="2.5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601cm"/>
    </style:style>
    <style:style style:name="gr9" style:family="graphic" style:parent-style-name="standard">
      <style:graphic-properties draw:fill="none" draw:opacity="100%" draw:textarea-horizontal-align="justify" draw:textarea-vertical-align="middle" draw:auto-grow-height="false" fo:min-height="10.291cm" fo:min-width="9.785cm"/>
    </style:style>
    <style:style style:name="gr10" style:family="graphic" style:parent-style-name="standard">
      <style:graphic-properties draw:fill="none" draw:opacity="100%" draw:textarea-horizontal-align="justify" draw:textarea-vertical-align="middle" draw:auto-grow-height="false" fo:min-height="5.084cm" fo:min-width="6.7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2.925cm" fo:min-width="3.381cm" fo:wrap-option="no-wrap"/>
    </style:style>
    <style:style style:name="gr13" style:family="graphic" style:parent-style-name="standard">
      <style:graphic-properties draw:fill="none" draw:opacity="100%" draw:textarea-horizontal-align="justify" draw:textarea-vertical-align="middle" draw:auto-grow-height="false" fo:min-height="10.037cm" fo:min-width="17.788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051cm"/>
    </style:style>
    <style:style style:name="gr15" style:family="graphic" style:parent-style-name="standard">
      <style:graphic-properties draw:fill="none" draw:opacity="100%" draw:textarea-horizontal-align="justify" draw:textarea-vertical-align="middle" draw:auto-grow-height="false" fo:min-height="5.465cm" fo:min-width="6.4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27cm"/>
    </style:style>
    <style:style style:name="gr19" style:family="graphic" style:parent-style-name="standard">
      <style:graphic-properties draw:fill="none" draw:opacity="100%" draw:textarea-horizontal-align="justify" draw:textarea-vertical-align="middle" draw:auto-grow-height="false" fo:min-height="0.639cm" fo:min-width="4.8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24" style:family="graphic" style:parent-style-name="standard">
      <style:graphic-properties draw:fill="none" draw:opacity="100%" draw:textarea-horizontal-align="justify" draw:textarea-vertical-align="middle" draw:auto-grow-height="false" fo:min-height="6.989cm" fo:min-width="6.48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26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28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31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32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37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38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43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P1" style:family="paragraph">
      <style:paragraph-properties fo:text-align="end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191cm" svg:height="0.667cm" svg:x="18.4cm" svg:y="26.274cm">
          <draw:text-box>
            <text:p text:style-name="P1"><text:span text:style-name="T1">Trg </text:span><text:span text:style-name="T1"><text:page-number>&lt;number&gt;</text:page-number></text:span><text:span text:style-name="T1"><text:s/>/</text:span><text:span text:style-name="T1"><text:page-count>8</text:page-count></text:span></text:p>
          </draw:text-box>
        </draw:frame>
        <draw:frame draw:style-name="gr2" draw:text-style-name="P4" draw:layer="layout" svg:width="5.874cm" svg:height="0.962cm" svg:x="0.846cm" svg:y="0.928cm">
          <draw:text-box>
            <text:p text:style-name="P3"><text:span text:style-name="T2">Thiết kế giao diện</text:span></text:p>
          </draw:text-box>
        </draw:frame>
        <draw:frame draw:style-name="gr2" draw:text-style-name="P6" draw:layer="layout" svg:width="5.874cm" svg:height="0.962cm" svg:x="6.973cm" svg:y="1.054cm">
          <draw:text-box>
            <text:p text:style-name="P5"><text:span text:style-name="T3">Nav main</text:span></text:p>
          </draw:text-box>
        </draw:frame>
        <draw:frame draw:style-name="gr3" draw:text-style-name="P8" draw:layer="layout" svg:width="2.725cm" svg:height="0.896cm" svg:x="0.942cm" svg:y="2.39cm">
          <draw:text-box>
            <text:p text:style-name="P7"><text:span text:style-name="T4">File</text:span></text:p>
          </draw:text-box>
        </draw:frame>
        <draw:custom-shape draw:style-name="gr4" draw:text-style-name="P9" draw:layer="layout" svg:width="15.364cm" svg:height="2.794cm" svg:x="1.003cm" svg:y="2.3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0.889cm" svg:x="5.553cm" svg:y="3.54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432cm" svg:height="0.962cm" svg:x="5.68cm" svg:y="3.594cm">
          <draw:text-box>
            <text:p text:style-name="P10"><text:span text:style-name="T4">Bài In mới</text:span></text:p>
          </draw:text-box>
        </draw:frame>
        <draw:custom-shape draw:style-name="gr7" draw:text-style-name="P9" draw:layer="layout" svg:width="3.048cm" svg:height="0.889cm" svg:x="1.762cm" svg:y="3.54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101cm" svg:height="0.889cm" svg:x="1.635cm" svg:y="3.54cm">
          <draw:text-box>
            <text:p text:style-name="P10"><text:span text:style-name="T4">Nhật ký bài In</text:span></text:p>
          </draw:text-box>
        </draw:frame>
        <draw:frame draw:style-name="gr3" draw:text-style-name="P8" draw:layer="layout" svg:width="2.725cm" svg:height="0.896cm" svg:x="8.366cm" svg:y="2.39cm">
          <draw:text-box>
            <text:p text:style-name="P7"><text:span text:style-name="T4">Thiết lập</text:span></text:p>
          </draw:text-box>
        </draw:frame>
        <draw:frame draw:style-name="gr3" draw:text-style-name="P8" draw:layer="layout" svg:width="3.554cm" svg:height="0.896cm" svg:x="3.542cm" svg:y="2.39cm">
          <draw:text-box>
            <text:p text:style-name="P7"><text:span text:style-name="T4">Bảng điều khiển</text:span></text:p>
          </draw:text-box>
        </draw:frame>
      </draw:page>
      <draw:page draw:name="page2" draw:style-name="dp1" draw:master-page-name="Default">
        <draw:frame draw:style-name="gr2" draw:text-style-name="P4" draw:layer="layout" svg:width="5.874cm" svg:height="0.962cm" svg:x="0.845cm" svg:y="0.928cm">
          <draw:text-box>
            <text:p text:style-name="P3"><text:span text:style-name="T2">Thiết kế giao diện</text:span></text:p>
          </draw:text-box>
        </draw:frame>
        <draw:frame draw:style-name="gr2" draw:text-style-name="P6" draw:layer="layout" svg:width="5.874cm" svg:height="0.962cm" svg:x="6.972cm" svg:y="1.054cm">
          <draw:text-box>
            <text:p text:style-name="P5"><text:span text:style-name="T3">Ngày làm việc mới</text:span></text:p>
          </draw:text-box>
        </draw:frame>
        <draw:frame draw:style-name="gr3" draw:text-style-name="P8" draw:layer="layout" svg:width="2.725cm" svg:height="0.896cm" svg:x="2.043cm" svg:y="2.845cm">
          <draw:text-box>
            <text:p text:style-name="P7"><text:span text:style-name="T4">Tên nhật ký</text:span></text:p>
          </draw:text-box>
        </draw:frame>
        <draw:custom-shape draw:style-name="gr9" draw:text-style-name="P9" draw:layer="layout" svg:width="10.285cm" svg:height="10.541cm" svg:x="1.002cm" svg:y="2.3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0.889cm" svg:x="5.953cm" svg:y="10.90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6.08cm" svg:y="10.96cm">
          <draw:text-box>
            <text:p text:style-name="P10"><text:span text:style-name="T4">Lưu</text:span></text:p>
          </draw:text-box>
        </draw:frame>
        <draw:custom-shape draw:style-name="gr5" draw:text-style-name="P9" draw:layer="layout" svg:width="2.54cm" svg:height="0.889cm" svg:x="2.905cm" svg:y="10.90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3.032cm" svg:y="10.96cm">
          <draw:text-box>
            <text:p text:style-name="P10"><text:span text:style-name="T4">Hủy</text:span></text:p>
          </draw:text-box>
        </draw:frame>
        <draw:custom-shape draw:style-name="gr10" draw:text-style-name="P9" draw:layer="layout" svg:width="7.239cm" svg:height="5.334cm" svg:x="2.271cm" svg:y="5.06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5.442cm" svg:height="0.962cm" svg:x="2.032cm" svg:y="4.229cm">
          <draw:text-box>
            <text:p text:style-name="P7"><text:span text:style-name="T4">Chọn máy In</text:span></text:p>
          </draw:text-box>
        </draw:frame>
        <draw:frame draw:style-name="gr3" draw:text-style-name="P8" draw:layer="layout" svg:width="2.725cm" svg:height="0.896cm" svg:x="7.096cm" svg:y="2.898cm">
          <draw:text-box>
            <text:p text:style-name="P7"><text:span text:style-name="T4">Tên NV</text:span></text:p>
          </draw:text-box>
        </draw:frame>
        <draw:frame draw:style-name="gr11" draw:text-style-name="P8" draw:layer="layout" svg:width="5.442cm" svg:height="0.962cm" svg:x="2.289cm" svg:y="5.318cm">
          <draw:text-box>
            <text:p text:style-name="P7"><text:span text:style-name="T4">(ds máy in)</text:span></text:p>
          </draw:text-box>
        </draw:frame>
        <draw:custom-shape draw:style-name="gr12" draw:text-style-name="P12" draw:layer="layout" svg:width="4.191cm" svg:height="3.429cm" svg:x="14.335cm" svg:y="3.921cm">
          <text:p text:style-name="P10"><text:span text:style-name="T5">Tại mỗi thời điểm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2.191cm" svg:height="0.667cm" svg:x="18.399cm" svg:y="26.273cm">
          <draw:text-box>
            <text:p text:style-name="P1"><text:span text:style-name="T1">Trg </text:span><text:span text:style-name="T1"><text:page-number>&lt;number&gt;</text:page-number></text:span><text:span text:style-name="T1"><text:s/>/</text:span><text:span text:style-name="T1"><text:page-count>8</text:page-count></text:span></text:p>
          </draw:text-box>
        </draw:frame>
      </draw:page>
      <draw:page draw:name="page3" draw:style-name="dp1" draw:master-page-name="Default">
        <draw:custom-shape draw:style-name="gr13" draw:text-style-name="P9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6.551cm" svg:height="0.725cm" svg:x="1.254cm" svg:y="2.905cm">
          <draw:text-box>
            <text:p><text:span text:style-name="T4">Quản lý Nhật ký phòng In</text:span></text:p>
          </draw:text-box>
        </draw:frame>
        <draw:custom-shape draw:style-name="gr15" draw:text-style-name="P9" draw:layer="layout" svg:width="6.985cm" svg:height="5.715cm" svg:x="1.635cm" svg:y="5.318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004cm" svg:height="0.962cm" svg:x="1.679cm" svg:y="5.445cm">
          <draw:text-box>
            <text:p><text:span text:style-name="T4">DS Nhật Ký </text:span></text:p>
          </draw:text-box>
        </draw:frame>
        <draw:frame draw:style-name="gr17" draw:text-style-name="P13" draw:layer="layout" svg:width="3.144cm" svg:height="0.962cm" svg:x="5.616cm" svg:y="4.429cm">
          <draw:text-box>
            <text:p><text:span text:style-name="T6">Thêm Nhật ký</text:span></text:p>
          </draw:text-box>
        </draw:frame>
        <draw:frame draw:style-name="gr18" draw:text-style-name="P8" draw:layer="layout" svg:width="5.527cm" svg:height="0.962cm" svg:x="8.918cm" svg:y="5.191cm">
          <draw:text-box>
            <text:p><text:span text:style-name="T4">(chi tiết một nhật ký ở đây)</text:span></text:p>
          </draw:text-box>
        </draw:frame>
        <draw:custom-shape draw:style-name="gr5" draw:text-style-name="P9" draw:layer="layout" svg:width="2.54cm" svg:height="0.889cm" svg:x="9.636cm" svg:y="12.81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9.763cm" svg:y="12.865cm">
          <draw:text-box>
            <text:p text:style-name="P14"><text:span text:style-name="T4">Đóng</text:span></text:p>
          </draw:text-box>
        </draw:frame>
        <draw:frame draw:style-name="gr2" draw:text-style-name="P15" draw:layer="layout" svg:width="5.874cm" svg:height="0.962cm" svg:x="0.841cm" svg:y="0.927cm">
          <draw:text-box>
            <text:p><text:span text:style-name="T2">Thiết kế giao diện</text:span></text:p>
          </draw:text-box>
        </draw:frame>
        <draw:frame draw:style-name="gr2" draw:text-style-name="P6" draw:layer="layout" svg:width="5.874cm" svg:height="0.962cm" svg:x="6.715cm" svg:y="0.927cm">
          <draw:text-box>
            <text:p><text:span text:style-name="T3">Nhật ký phòng in</text:span></text:p>
          </draw:text-box>
        </draw:frame>
      </draw:page>
      <draw:page draw:name="page4" draw:style-name="dp1" draw:master-page-name="Default">
        <draw:custom-shape draw:style-name="gr13" draw:text-style-name="P9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6.551cm" svg:height="0.725cm" svg:x="1.254cm" svg:y="2.905cm">
          <draw:text-box>
            <text:p><text:span text:style-name="T4">Thêm Nhật ký phòng In</text:span></text:p>
          </draw:text-box>
        </draw:frame>
        <draw:frame draw:style-name="gr18" draw:text-style-name="P8" draw:layer="layout" svg:width="5.527cm" svg:height="0.962cm" svg:x="2.397cm" svg:y="4.864cm">
          <draw:text-box>
            <text:p><text:span text:style-name="T4">(chi tiết một nhật ký ở đây)</text:span></text:p>
          </draw:text-box>
        </draw:frame>
        <draw:custom-shape draw:style-name="gr5" draw:text-style-name="P9" draw:layer="layout" svg:width="2.54cm" svg:height="0.889cm" svg:x="11.287cm" svg:y="12.557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11.414cm" svg:y="12.611cm">
          <draw:text-box>
            <text:p text:style-name="P14"><text:span text:style-name="T4">Lưu</text:span></text:p>
          </draw:text-box>
        </draw:frame>
        <draw:custom-shape draw:style-name="gr5" draw:text-style-name="P9" draw:layer="layout" svg:width="2.54cm" svg:height="0.889cm" svg:x="8.239cm" svg:y="12.557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8.366cm" svg:y="12.611cm">
          <draw:text-box>
            <text:p text:style-name="P14"><text:span text:style-name="T4">Hủy</text:span></text:p>
          </draw:text-box>
        </draw:frame>
        <draw:frame draw:style-name="gr2" draw:text-style-name="P15" draw:layer="layout" svg:width="5.874cm" svg:height="0.962cm" svg:x="0.841cm" svg:y="0.927cm">
          <draw:text-box>
            <text:p><text:span text:style-name="T2">Thiết kế giao diện</text:span></text:p>
          </draw:text-box>
        </draw:frame>
        <draw:frame draw:style-name="gr2" draw:text-style-name="P6" draw:layer="layout" svg:width="5.874cm" svg:height="0.962cm" svg:x="6.715cm" svg:y="0.927cm">
          <draw:text-box>
            <text:p><text:span text:style-name="T3">Nhật ký phòng in</text:span></text:p>
          </draw:text-box>
        </draw:frame>
      </draw:page>
      <draw:page draw:name="page5" draw:style-name="dp1" draw:master-page-name="Default">
        <draw:custom-shape draw:style-name="gr13" draw:text-style-name="P9" draw:layer="layout" svg:width="18.288cm" svg:height="10.287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334cm" svg:height="0.889cm" svg:x="4.81cm" svg:y="5.245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3.694cm" svg:height="0.962cm" svg:x="2.149cm" svg:y="3.667cm">
          <draw:text-box>
            <text:p><text:span text:style-name="T4">Nhật ký phòng in</text:span></text:p>
          </draw:text-box>
        </draw:frame>
        <draw:frame draw:style-name="gr21" draw:text-style-name="P8" draw:layer="layout" svg:width="3.978cm" svg:height="0.962cm" svg:x="5.912cm" svg:y="3.714cm">
          <draw:text-box>
            <text:p><text:span text:style-name="T4">Vd: nhật ký kỳ abc</text:span></text:p>
          </draw:text-box>
        </draw:frame>
        <draw:frame draw:style-name="gr22" draw:text-style-name="P8" draw:layer="layout" svg:width="2.572cm" svg:height="0.962cm" svg:x="2.397cm" svg:y="5.245cm">
          <draw:text-box>
            <text:p><text:span text:style-name="T4">Ngày</text:span></text:p>
          </draw:text-box>
        </draw:frame>
        <draw:frame draw:style-name="gr23" draw:text-style-name="P8" draw:layer="layout" svg:width="2.75cm" svg:height="0.962cm" svg:x="2.651cm" svg:y="6.642cm">
          <draw:text-box>
            <text:p><text:span text:style-name="T4">(…...)</text:span></text:p>
          </draw:text-box>
        </draw:frame>
        <draw:frame draw:style-name="gr2" draw:text-style-name="P15" draw:layer="layout" svg:width="5.874cm" svg:height="0.962cm" svg:x="0.842cm" svg:y="0.928cm">
          <draw:text-box>
            <text:p><text:span text:style-name="T2">Thiết kế giao diện</text:span></text:p>
          </draw:text-box>
        </draw:frame>
        <draw:frame draw:style-name="gr2" draw:text-style-name="P6" draw:layer="layout" svg:width="5.874cm" svg:height="0.962cm" svg:x="6.969cm" svg:y="1.054cm">
          <draw:text-box>
            <text:p><text:span text:style-name="T3">Quản lý Nhật ký ngày</text:span></text:p>
          </draw:text-box>
        </draw:frame>
        <draw:custom-shape draw:style-name="gr5" draw:text-style-name="P9" draw:layer="layout" svg:width="2.54cm" svg:height="0.889cm" svg:x="7.985cm" svg:y="9.89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7.985cm" svg:y="9.763cm">
          <draw:text-box>
            <text:p text:style-name="P14"><text:span text:style-name="T4">Thêm</text:span></text:p>
          </draw:text-box>
        </draw:frame>
        <draw:custom-shape draw:style-name="gr5" draw:text-style-name="P9" draw:layer="layout" svg:width="2.54cm" svg:height="0.889cm" svg:x="8.112cm" svg:y="11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9.128cm" svg:y="11.795cm">
          <draw:text-box>
            <text:p text:style-name="P14"><text:span text:style-name="T4">Đóng</text:span></text:p>
          </draw:text-box>
        </draw:frame>
        <draw:custom-shape draw:style-name="gr24" draw:text-style-name="P9" draw:layer="layout" svg:width="6.985cm" svg:height="7.239cm" svg:x="11.795cm" svg:y="3.667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3.741cm" svg:height="0.962cm" svg:x="11.922cm" svg:y="3.721cm">
          <draw:text-box>
            <text:p><text:span text:style-name="T4">DS nhật ký ngày </text:span></text:p>
          </draw:text-box>
        </draw:frame>
      </draw:page>
      <draw:page draw:name="page6" draw:style-name="dp1" draw:master-page-name="Default">
        <draw:custom-shape draw:style-name="gr26" draw:text-style-name="P9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2.572cm" svg:height="0.962cm" svg:x="2.127cm" svg:y="3.213cm">
          <draw:text-box>
            <text:p><text:span text:style-name="T4">NHẬT KÝ</text:span></text:p>
          </draw:text-box>
        </draw:frame>
        <draw:frame draw:style-name="gr22" draw:text-style-name="P8" draw:layer="layout" svg:width="2.572cm" svg:height="0.962cm" svg:x="7.572cm" svg:y="3.159cm">
          <draw:text-box>
            <text:p><text:span text:style-name="T4">Ngày</text:span></text:p>
          </draw:text-box>
        </draw:frame>
        <draw:frame draw:style-name="gr22" draw:text-style-name="P8" draw:layer="layout" svg:width="2.572cm" svg:height="0.962cm" svg:x="4.937cm" svg:y="3.213cm">
          <draw:text-box>
            <text:p><text:span text:style-name="T4">Tên NK</text:span></text:p>
          </draw:text-box>
        </draw:frame>
        <draw:frame draw:style-name="gr27" draw:text-style-name="P8" draw:layer="layout" svg:width="2.667cm" svg:height="0.962cm" svg:x="9.89cm" svg:y="3.159cm">
          <draw:text-box>
            <text:p><text:span text:style-name="T4">Tên máy In</text:span></text:p>
          </draw:text-box>
        </draw:frame>
        <draw:custom-shape draw:style-name="gr28" draw:text-style-name="P9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08cm" svg:height="0.962cm" svg:x="2.905cm" svg:y="5.88cm">
          <draw:text-box>
            <text:p><text:span text:style-name="T4">DSNK Bai In đang xử lý </text:span></text:p>
          </draw:text-box>
        </draw:frame>
        <draw:frame draw:style-name="gr30" draw:text-style-name="P8" draw:layer="layout" svg:width="4.447cm" svg:height="0.962cm" svg:x="10.398cm" svg:y="5.699cm">
          <draw:text-box>
            <text:p><text:span text:style-name="T4">Chi tiết nhật ký bài in</text:span></text:p>
          </draw:text-box>
        </draw:frame>
        <draw:custom-shape draw:style-name="gr31" draw:text-style-name="P9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3.224cm" svg:height="0.962cm" svg:x="7.223cm" svg:y="4.81cm">
          <draw:text-box>
            <text:p><text:span text:style-name="T4">Bài In đã xong</text:span></text:p>
          </draw:text-box>
        </draw:frame>
        <draw:frame draw:style-name="gr34" draw:text-style-name="P13" draw:layer="layout" svg:width="4.35cm" svg:height="0.962cm" svg:x="2.524cm" svg:y="4.864cm">
          <draw:text-box>
            <text:p><text:span text:style-name="T6">Thêm Nhật ký Bài In</text:span></text:p>
          </draw:text-box>
        </draw:frame>
        <draw:custom-shape draw:style-name="gr5" draw:text-style-name="P9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2.255cm" svg:height="0.708cm" svg:x="10.398cm" svg:y="11.722cm">
          <draw:text-box>
            <text:p><text:span text:style-name="T7">Xử lý bài in</text:span></text:p>
          </draw:text-box>
        </draw:frame>
        <draw:frame draw:style-name="gr36" draw:text-style-name="P8" draw:layer="layout" svg:width="4.464cm" svg:height="0.725cm" svg:x="2.016cm" svg:y="4.175cm">
          <draw:text-box>
            <text:p><text:span text:style-name="T4">(Tab) Hoạt động in</text:span></text:p>
          </draw:text-box>
        </draw:frame>
        <draw:custom-shape draw:style-name="gr37" draw:text-style-name="P9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5.815cm" svg:height="0.962cm" svg:x="3.921cm" svg:y="17.764cm">
          <draw:text-box>
            <text:p><text:span text:style-name="T4">DSNK Bai In đang chờ vô in</text:span></text:p>
          </draw:text-box>
        </draw:frame>
        <draw:frame draw:style-name="gr40" draw:text-style-name="P8" draw:layer="layout" svg:width="5.218cm" svg:height="0.725cm" svg:x="3.54cm" svg:y="16.404cm">
          <draw:text-box>
            <text:p><text:span text:style-name="T4">(Tab) DS Bài in chơ vô iǹ</text:span></text:p>
          </draw:text-box>
        </draw:frame>
        <draw:frame draw:style-name="gr2" draw:text-style-name="P4" draw:layer="layout" svg:width="5.874cm" svg:height="0.962cm" svg:x="1cm" svg:y="1.054cm">
          <draw:text-box>
            <text:p><text:span text:style-name="T8">Thiết kế giao diện</text:span></text:p>
          </draw:text-box>
        </draw:frame>
        <draw:frame draw:style-name="gr2" draw:text-style-name="P6" draw:layer="layout" svg:width="5.874cm" svg:height="0.962cm" svg:x="6.969cm" svg:y="1.054cm">
          <draw:text-box>
            <text:p><text:span text:style-name="T3">Bảng điều khiển máy in</text:span></text:p>
          </draw:text-box>
        </draw:frame>
        <draw:frame draw:style-name="gr35" draw:text-style-name="P16" draw:layer="layout" svg:width="2.255cm" svg:height="0.708cm" svg:x="10.017cm" svg:y="12.865cm">
          <draw:text-box>
            <text:p><text:span text:style-name="T7">Đóng</text:span></text:p>
          </draw:text-box>
        </draw:frame>
      </draw:page>
      <draw:page draw:name="page7" draw:style-name="dp1" draw:master-page-name="Default">
        <draw:frame draw:style-name="gr41" draw:text-style-name="P8" draw:layer="layout" svg:width="6.818cm" svg:height="0.962cm" svg:x="2.31cm" svg:y="6.134cm">
          <draw:text-box>
            <text:p><text:span text:style-name="T4">Chi tiết bài in</text:span></text:p>
          </draw:text-box>
        </draw:frame>
        <draw:frame draw:style-name="gr2" draw:text-style-name="P15" draw:layer="layout" svg:width="5.874cm" svg:height="0.962cm" svg:x="0.843cm" svg:y="0.928cm">
          <draw:text-box>
            <text:p><text:span text:style-name="T2">Thiết kế giao diện</text:span></text:p>
          </draw:text-box>
        </draw:frame>
        <draw:frame draw:style-name="gr2" draw:text-style-name="P6" draw:layer="layout" svg:width="5.874cm" svg:height="0.962cm" svg:x="6.97cm" svg:y="1.054cm">
          <draw:text-box>
            <text:p><text:span text:style-name="T3">Tạo Nhật ký bài in</text:span></text:p>
          </draw:text-box>
        </draw:frame>
        <draw:frame draw:style-name="gr42" draw:text-style-name="P8" draw:layer="layout" svg:width="3.766cm" svg:height="0.962cm" svg:x="1.762cm" svg:y="2.839cm">
          <draw:text-box>
            <text:p><text:span text:style-name="T4">Tên nhật ký ngày</text:span></text:p>
          </draw:text-box>
        </draw:frame>
        <draw:frame draw:style-name="gr22" draw:text-style-name="P8" draw:layer="layout" svg:width="2.572cm" svg:height="0.962cm" svg:x="5.525cm" svg:y="2.886cm">
          <draw:text-box>
            <text:p><text:span text:style-name="T4">Tex tên</text:span></text:p>
          </draw:text-box>
        </draw:frame>
        <draw:custom-shape draw:style-name="gr26" draw:text-style-name="P9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11.414cm" svg:y="11.722cm">
          <draw:text-box>
            <text:p text:style-name="P14"><text:span text:style-name="T4">Lưu</text:span></text:p>
          </draw:text-box>
        </draw:frame>
        <draw:custom-shape draw:style-name="gr5" draw:text-style-name="P9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8.366cm" svg:y="11.722cm">
          <draw:text-box>
            <text:p text:style-name="P14"><text:span text:style-name="T4">Hủy</text:span></text:p>
          </draw:text-box>
        </draw:frame>
        <draw:custom-shape draw:style-name="gr43" draw:text-style-name="P9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2.653cm" svg:height="0.962cm" svg:x="2.03cm" svg:y="4.229cm">
          <draw:text-box>
            <text:p><text:span text:style-name="T4">Chọn bài in</text:span></text:p>
          </draw:text-box>
        </draw:frame>
      </draw:page>
      <draw:page draw:name="page8" draw:style-name="dp1" draw:master-page-name="Default">
        <draw:frame draw:style-name="gr2" draw:text-style-name="P15" draw:layer="layout" svg:width="5.874cm" svg:height="0.962cm" svg:x="0.844cm" svg:y="0.928cm">
          <draw:text-box>
            <text:p><text:span text:style-name="T2">Thiết kế giao diện</text:span></text:p>
          </draw:text-box>
        </draw:frame>
        <draw:frame draw:style-name="gr2" draw:text-style-name="P6" draw:layer="layout" svg:width="5.874cm" svg:height="0.962cm" svg:x="6.971cm" svg:y="1.054cm">
          <draw:text-box>
            <text:p><text:span text:style-name="T3">Xử lý bài in</text:span></text:p>
          </draw:text-box>
        </draw:frame>
        <draw:frame draw:style-name="gr22" draw:text-style-name="P8" draw:layer="layout" svg:width="2.572cm" svg:height="0.962cm" svg:x="1.763cm" svg:y="2.839cm">
          <draw:text-box>
            <text:p><text:span text:style-name="T4">Tên bài in</text:span></text:p>
          </draw:text-box>
        </draw:frame>
        <draw:frame draw:style-name="gr22" draw:text-style-name="P8" draw:layer="layout" svg:width="2.572cm" svg:height="0.962cm" svg:x="5.526cm" svg:y="2.886cm">
          <draw:text-box>
            <text:p><text:span text:style-name="T4">Tex tên</text:span></text:p>
          </draw:text-box>
        </draw:frame>
        <draw:custom-shape draw:style-name="gr26" draw:text-style-name="P9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11.415cm" svg:y="11.722cm">
          <draw:text-box>
            <text:p text:style-name="P14"><text:span text:style-name="T4">Lưu</text:span></text:p>
          </draw:text-box>
        </draw:frame>
        <draw:custom-shape draw:style-name="gr5" draw:text-style-name="P9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6cm" svg:height="0.962cm" svg:x="8.367cm" svg:y="11.722cm">
          <draw:text-box>
            <text:p text:style-name="P14"><text:span text:style-name="T4">Hủy</text:span></text:p>
          </draw:text-box>
        </draw:frame>
        <draw:custom-shape draw:style-name="gr43" draw:text-style-name="P9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5.442cm" svg:height="0.962cm" svg:x="2.031cm" svg:y="4.229cm">
          <draw:text-box>
            <text:p><text:span text:style-name="T4">(các thông số cần đưa vô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5.2$Windows_X86_64 LibreOffice_project/54c8cbb85f300ac59db32fe8a675ff7683cd5a16</meta:generator>
    <dc:date>2018-09-19T16:29:35.277000000</dc:date>
    <meta:editing-duration>PT2H21M38S</meta:editing-duration>
    <meta:editing-cycles>37</meta:editing-cycles>
    <meta:document-statistic meta:object-count="104"/>
  </office:meta>
</office:document-meta>
</file>